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upo I</text:p>
      <text:p text:style-name="Standard"/>
      <text:p text:style-name="Standard">Para cada teste indique, comentando: </text:p>
      <text:p text:style-name="Standard">a. <text:s text:c="2"/>Os resultados obtidos, incluindo os valores parciais que se vão obtendo e a consistência desses valores; </text:p>
      <text:p text:style-name="Standard">b. <text:s/>as anomalias detectadas, caso existam; </text:p>
      <text:p text:style-name="Standard">c. <text:s text:c="2"/>A razão porque algumas transacções esperam (ou não) por outras quando acedem aos mesmos dados; </text:p>
      <text:p text:style-name="Standard">d. <text:s/>As razões porque o SGBD aborta algumas transacções; </text:p>
      <text:p text:style-name="Standard">e. <text:s/>A solução, se existir, para as anomalias detectadas. </text:p>
      <text:p text:style-name="Standard"/>
      <text:p text:style-name="Standard">Teste 1:</text:p>
      <text:p text:style-name="Standard"/>
      <text:p text:style-name="Standard">a) Neste teste o ambos os Scripts iniciam transacções sendo que o 1º usa o read uncommited como isolation method.</text:p>
      <text:p text:style-name="Standard">Durante a execução o S2 altera o valor da conta com id=2 para 1500 que o S1 lê durante a sua execução mas como o S2 antes de terminar faz rollback da sua transação o valor volta ao inicial de 2000. Quando S1 faz commit não alterou valor nenhum, simplesmente consultou o valor 1500 por isso o valor no final fica com os 2000 iniciais.</text:p>
      <text:p text:style-name="Standard">b) sem anomalias de execução</text:p>
      <text:p text:style-name="Standard">c) S2 não espera por S1 porque foi iniciada com read uncommited</text:p>
      <text:p text:style-name="Standard">d) não aborta</text:p>
      <text:p text:style-name="Standard">e) ---</text:p>
      <text:p text:style-name="Standard"/>
      <text:p text:style-name="Standard">Teste 2:</text:p>
      <text:p text:style-name="Standard">a) Neste caso, como S1 inicia a transacção com read commited não lê valores que tenham sido alterados e cuja transação não tenha temrminado (dirty bit). S2 altera o valor do id=2 para 1500 mas não finaliza a transação. S1 lê o valor do id=1 mas ao tentar ler o valod do ID=2 fica parado à espera que a transação termine. S2 altera o valor para 1500 mas no final em vez de commit faz rollback pelo que S1 mostra o valor 2000. Depois, efectua commit mas como não houve alterações ao valor continua lá com 2000.</text:p>
      <text:p text:style-name="Standard">b) sem anomalias de execução</text:p>
      <text:p text:style-name="Standard">c) S1 espera por S2 uma vez que S2 alterou o valor da conta com ID=2 e S1 fica à espera que a S2 termine a transação antes de mostrar o valor</text:p>
      <text:p text:style-name="Standard">d) não aborta</text:p>
      <text:p text:style-name="Standard">e) ---</text:p>
      <text:p text:style-name="Standard"/>
      <text:p text:style-name="Standard">Teste3:</text:p>
      <text:p text:style-name="Standard">a) Neste caso a S1 é read uncommited e S2 é repeatable read logo ao iniciar as transações S1 consegue alterar o valor do id=1 e S2 do id=2. Quando S1 tenta alterar o valor do id=2 fica bloqueada à espera de S2 que já tinha alterado o valor. Quando tentamos alterar o valor de id=1 com S2 que já tinha sido alterado com S1 vai ficar à espera e dá deadlock. S1 consegue assim terminar actualizando id=2 ficando este co mvalor 2200.</text:p>
      <text:p text:style-name="Standard">b) dá deadlock porque S1 estava à espera que S2 terminasse quando S2 tenta ficar à espera de S1</text:p>
      <text:p text:style-name="Standard">c) S1 espera que S2 termina porque tenta ler um valor que foi alterado por S2 que tem o nível de isolamento repeatable read só permitindo novas leituras após o commit/rollback. S2 tenta ficar à espera de S1 porque como é repeatable read e id=1 foi alterado não consegue ler o valor que ainda não foi commited</text:p>
      <text:p text:style-name="Standard">d) S2 aborta devido a deadlock</text:p>
      <text:p text:style-name="Standard">e) reduzindo o nível de isolamento de S2 para uncommitted read</text:p>
      <text:p text:style-name="Standard"/>
      <text:p text:style-name="Standard">Teste4:</text:p>
      <text:p text:style-name="Standard"><text:soft-page-break/>a) neste caso, como S1 é read commited e S2 tem o valor por default é possível actualizar o valor embora S1 leia o valor que estiver na altura que entretanto já pode ter sido alterado por S2. Neste caso a leitura de S1 a id=1 dá 1000, de id=2 dá 2000 mas no final S1 tem o valor de 1100 alterado por S2</text:p>
      <text:p text:style-name="Standard">b) sem anomalias de execução</text:p>
      <text:p text:style-name="Standard">c) não existe espera</text:p>
      <text:p text:style-name="Standard">d) não aborta</text:p>
      <text:p text:style-name="Standard">e) ---</text:p>
      <text:p text:style-name="Standard"/>
      <text:p text:style-name="Standard">Teste 4:</text:p>
      <text:p text:style-name="Standard">a) neste caso, como S1 é read commited entre duas leituras do mesma linha os valores apresentados podem ser diferentes desde que as restantes transações façam commit das alterações. </text:p>
      <text:p text:style-name="Standard">A primeira leitura apresenta o valor 1000 e a segunda já vai apresentar 1100 porque S2 soma 100 ao valor e faz commit antes de S1 voltar a ler.</text:p>
      <text:p text:style-name="Standard">b) sem anomalias de execução</text:p>
      <text:p text:style-name="Standard">c) nenhuma trasação espera por outra</text:p>
      <text:p text:style-name="Standard">d) não aborta</text:p>
      <text:p text:style-name="Standard">e) ---</text:p>
      <text:p text:style-name="Standard"/>
      <text:p text:style-name="Standard">Teste 5:</text:p>
      <text:p text:style-name="Standard">a) S1 inicia a transação sem ler nem actualizar valores assim como S2. S1 lê o valor da conta com id=1 e coloca-o numa tabela temporária temp. S2 actualiza o valor da conta com id=1 para 6000, e efectua commit. S2 usa o valor que tinha na tabela temp (1000), adiciona 3000 e actualiza a tabela conta com o valor obtido (4000) sobrepondo o valor que S2 já tinha actualizado e efectuado commit.</text:p>
      <text:p text:style-name="Standard">b) sem anomalias de execução embora exista uma actualização de um valor que “ignora” o facto desse valor já ter sido actualizado.</text:p>
      <text:p text:style-name="Standard">c) não existem esperas</text:p>
      <text:p text:style-name="Standard">d) não aborta</text:p>
      <text:p text:style-name="Standard">e) para evitar perder-se a actualização teria de se aumentar o nivel de isolamento para não permitir actualizações enquanto se manipulam os valores na tabela temporária ou então teria de se actualizar directamente na tabela subindo também o nivel de isolamento</text:p>
      <text:p text:style-name="Standard"/>
      <text:p text:style-name="Standard">Teste6:</text:p>
      <text:p text:style-name="Standard">a) Neste teste S1 é iniciado com repeatable read, logo, leituras consecutivas após actualização com commit de outra transação poderão dar valores diferentes.</text:p>
      <text:p text:style-name="Standard">Em t2 S1 dá o valor 1500 (média dos saldos 1000 e 2000). S2 adiciona uma linha com valor 0 e S1 continua a dar 1500 porque a linha inserida é inferior a 500. S2 adiciona linha com saldo 5000 e aí S1 já dá o saldo actualizado de 2666.67 porque o saldo introduzido é superior a 500. As leituras seguintes continuam a dar o mesmo valor uma vez que não existem mais alterações à tabela.</text:p>
      <text:p text:style-name="Standard">b) sem anomalias de execução</text:p>
      <text:p text:style-name="Standard">c) não existem esperas uma vez que S1 é repeatable read e S2 apenas faz inserts e não updates sem commit</text:p>
      <text:p text:style-name="Standard">d) não aborta</text:p>
      <text:p text:style-name="Standard">e) ---</text:p>
      <text:p text:style-name="Standard"/>
      <text:p text:style-name="Standard">Teste 7:</text:p>
      <text:p text:style-name="Standard">a) S1 coloca os valores iniciais na tabela inicia a transacção com o nível de isolamento Snapshot e mostra o valor da conta com id=1 que é 1000. S2 actualiza o valor para 2000. S1 mostra o valor da mesma conta como 1 porque é o valor que ficou no snapshot. S2 volta a actualizar o valor de id=1 para 12000, e id=2 para 1900. S3 inicia uma transação mas não consegue ler o valor de da conta com id=1 porque S2 ainda nºao fez commit, logo o dirty bit está marcado. De seguida S2 faz <text:soft-page-break/>commit e S3 mostra o valor 12000. S1 volta a mostrar o valor 1000 (devido ao snapshot) mas depois de fazer commit, já mostra o valor 12000 uma vez que já actualizou.</text:p>
      <text:p text:style-name="Standard">b) sem anomalias de execução</text:p>
      <text:p text:style-name="Standard">c) S3 fica em espera de S2 uma vez que S2 actualizou um valor na BD, não fez ainda commit e S3 é read commited, logo não consegue ler valores marcados com dirty bit.</text:p>
      <text:p text:style-name="Standard">d) não aborta</text:p>
      <text:p text:style-name="Standard">e) ---</text:p>
      <text:p text:style-name="Standard"/>
      <text:p text:style-name="Standard">Teste 8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Sousa</meta:initial-creator>
    <meta:creation-date>2011-04-13T19:05:24.50</meta:creation-date>
    <meta:generator>OpenOffice.org/3.3$Win32 OpenOffice.org_project/330m20$Build-9567</meta:generator>
    <dc:date>2011-04-17T21:29:35.12</dc:date>
    <dc:creator>Nuno Sousa</dc:creator>
    <meta:editing-duration>PT7H45M21S</meta:editing-duration>
    <meta:editing-cycles>14</meta:editing-cycles>
    <meta:document-statistic meta:table-count="0" meta:image-count="0" meta:object-count="0" meta:page-count="3" meta:paragraph-count="59" meta:word-count="1099" meta:character-count="5796"/>
  </office:meta>
</office:document-meta>
</file>